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79b9" officeooo:paragraph-rsid="001879b9"/>
    </style:style>
    <style:style style:name="P2" style:family="paragraph" style:parent-style-name="Standard">
      <style:text-properties fo:language="en" fo:country="US" officeooo:rsid="001879b9" officeooo:paragraph-rsid="0019e3d7"/>
    </style:style>
    <style:style style:name="P3" style:family="paragraph" style:parent-style-name="Standard">
      <style:text-properties fo:language="en" fo:country="US" officeooo:rsid="0019e3d7" officeooo:paragraph-rsid="0019e3d7"/>
    </style:style>
    <style:style style:name="T1" style:family="text">
      <style:text-properties officeooo:rsid="00187a0d"/>
    </style:style>
    <style:style style:name="T2" style:family="text">
      <style:text-properties officeooo:rsid="0019e3d7"/>
    </style:style>
    <style:style style:name="T3" style:family="text">
      <style:text-properties officeooo:rsid="001b9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virtual private network is a tunnel between your PC and the PC of the VPN service. </text:p>
      <text:p text:style-name="P2">Usually, when you are in the internet and you want to visit a website, for example google, your PC asks <text:span text:style-name="T2">your question to</text:span> the server of google directly and google answers to your PC. But, if you use a VPN, you tell the VPN-server to ask google your question. Then the answer from google will be sent to the VPN server and from there to you. So google „think“, it had a conversation with the VPN server and don't know anything about you. </text:p>
      <text:p text:style-name="P1">An advantage in that given example would be, that google can't send you personalized advertises, because it doesn't know it's you. <text:span text:style-name="T1">Journalists and activists can hide themself from governments which are restricive towards freedom of speech. </text:span></text:p>
      <text:p text:style-name="P1">Furthermore, your communication partner doesn't know your geographic position <text:span text:style-name="T1">and assumes you to be where the VPN server is located</text:span>. <text:span text:style-name="T1">You can use this fact to circumvent geoblocking by using a VPN server in the region, which is not blocked. </text:span></text:p>
      <text:p text:style-name="P3">There are a lot of VPN service providers in the internet with different offers. While a few of them offer their service for free, you can spend much money therefore as well. When choosing a VPN service, it is really important to look on the performance, because <text:span text:style-name="T3">it's annoying paying for a 100Mbit/s glass fiber internet connection and then you can use only 1% of it because your VPN is too slow. Other criterias like the transparency, ease of use, support, type of encryption or extra features can be ignor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8:18:56.074000000</meta:creation-date>
    <dc:date>2018-05-05T19:38:52.303000000</dc:date>
    <meta:editing-duration>PT18M13S</meta:editing-duration>
    <meta:editing-cycles>1</meta:editing-cycles>
    <meta:document-statistic meta:table-count="0" meta:image-count="0" meta:object-count="0" meta:page-count="1" meta:paragraph-count="5" meta:word-count="266" meta:character-count="1511" meta:non-whitespace-character-count="1245"/>
    <meta:generator>LibreOffice/6.0.3.2$Windows_X86_64 LibreOffice_project/8f48d515416608e3a835360314dac7e47fd0b821</meta:generator>
  </office:meta>
</office:document-meta>
</file>